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Train</text:p>
          </table:table-cell>
          <table:covered-table-cell/>
          <table:table-cell table:style-name="ce1" office:value-type="string" calcext:value-type="string" table:number-columns-spanned="2" table:number-rows-spanned="1">
            <text:p>Tes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MB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S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-26.6</text:p>
          </table:table-cell>
          <table:table-cell office:value-type="string" calcext:value-type="string">
            <text:p>46.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L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6.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L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7.0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8:56:18.664539292</meta:creation-date>
    <dc:date>2024-12-05T09:08:08.116536267</dc:date>
    <meta:editing-duration>PT1M19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